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60791" officeooo:paragraph-rsid="00160791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officeooo:rsid="00160791" officeooo:paragraph-rsid="00160791" style:font-size-asian="16pt" style:font-size-complex="16pt"/>
    </style:style>
    <style:style style:name="P3" style:family="paragraph" style:parent-style-name="Standard">
      <style:text-properties fo:font-size="16pt" officeooo:rsid="00160791" officeooo:paragraph-rsid="00160791" style:font-size-asian="16pt" style:font-size-complex="16pt"/>
    </style:style>
    <style:style style:name="P4" style:family="paragraph" style:parent-style-name="Standard">
      <style:text-properties fo:font-size="16pt" officeooo:rsid="00170b1e" officeooo:paragraph-rsid="00170b1e" style:font-size-asian="16pt" style:language-asian="zh" style:country-asian="CN" style:font-size-complex="16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通过Collections调用方法来翻转集合</text:p>
      <text:p text:style-name="P2"><text:s text:c="4"/>Collections.reverse(list);</text:p>
      <text:p text:style-name="P2"><text:s text:c="4"/>System.out.println(list);</text:p>
      <text:p text:style-name="P2"><text:s text:c="3"/><text:span text:style-name="T1"><text:s/>//随机打乱集合,洗牌功能</text:span></text:p>
      <text:p text:style-name="P2"><text:s text:c="4"/>Collections.shuffle(list);</text:p>
      <text:p text:style-name="P2"><text:s text:c="4"/>System.out.println(list);</text:p>
      <text:p text:style-name="P2"><text:s text:c="4"/>List&lt;String&gt; list1=new ArrayList&lt;String&gt;();</text:p>
      <text:p text:style-name="P2"><text:s text:c="4"/>list1.add("abc");</text:p>
      <text:p text:style-name="P2"><text:s text:c="4"/>list1.add("aab");</text:p>
      <text:p text:style-name="P2"><text:s text:c="4"/>list1.add("bac");</text:p>
      <text:p text:style-name="P2"><text:s text:c="4"/>list1.add("can");</text:p>
      <text:p text:style-name="P2"><text:s text:c="2"/><text:span text:style-name="T1"><text:s text:c="2"/>//排序</text:span></text:p>
      <text:p text:style-name="P2"><text:s text:c="2"/>Collections.sort(list1);</text:p>
      <text:p text:style-name="P2"><text:s text:c="2"/>System.out.println(list1);</text:p>
      <text:p text:style-name="P2"><text:s/><text:span text:style-name="T1"><text:s/>//可以对对象集合进行排序</text:span></text:p>
      <text:p text:style-name="P2"><text:s text:c="2"/>List&lt;Person&gt; list2=new ArrayList&lt;Person&gt;();</text:p>
      <text:p text:style-name="P2"><text:s text:c="2"/>list2.add(new Person(3,"张三",23));</text:p>
      <text:p text:style-name="P2"><text:s text:c="2"/>list2.add(new Person(2,"李四",34));</text:p>
      <text:p text:style-name="P2"><text:s text:c="2"/>list2.add(new Person(1,"王五",14));</text:p>
      <text:p text:style-name="P2"><text:s text:c="2"/>Collections.sort(list2);</text:p>
      <text:p text:style-name="P2"><text:s text:c="2"/>System.out.println(list2);</text:p>
      <text:p text:style-name="P2"><text:s text:c="2"/><text:span text:style-name="T1">//把List变成同步的（线程安全的）。</text:span></text:p>
      <text:p text:style-name="P4"><text:span text:style-name="T1">可以把任意的集合变成线程安全的</text:span></text:p>
      <text:p text:style-name="P2"><text:s text:c="2"/>Collections.synchronizedList(list);</text:p>
      <text:p text:style-name="P2"><text:s/><text:span text:style-name="T1"><text:s/>//排序Emp</text:span></text:p>
      <text:p text:style-name="P2"><text:s text:c="2"/>List&lt;Emp&gt; emp=new ArrayList&lt;Emp&gt;();</text:p>
      <text:p text:style-name="P2"><text:s text:c="2"/>emp.add(new Emp(1,23));</text:p>
      <text:p text:style-name="P2"><text:s text:c="2"/>emp.add(new Emp(2,34));</text:p>
      <text:p text:style-name="P2"><text:s text:c="2"/>emp.add(new Emp(1,45));</text:p>
      <text:p text:style-name="P2"><text:s text:c="2"/>Collections.sort(emp, new Empc());</text:p>
      <text:p text:style-name="P2"><text:s text:c="2"/>System.out.println(emp);</text:p>
      <text:p text:style-name="P2"><text:tab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9M59S</meta:editing-duration>
    <meta:editing-cycles>5</meta:editing-cycles>
    <meta:generator>LibreOffice/5.3.0.3$Windows_X86_64 LibreOffice_project/7074905676c47b82bbcfbea1aeefc84afe1c50e1</meta:generator>
    <dc:date>2018-01-24T11:09:53.382000000</dc:date>
    <meta:document-statistic meta:table-count="0" meta:image-count="0" meta:object-count="0" meta:page-count="1" meta:paragraph-count="32" meta:word-count="123" meta:character-count="830" meta:non-whitespace-character-count="735"/>
    <meta:user-defined meta:name="Info 1"/>
    <meta:user-defined meta:name="Info 2"/>
    <meta:user-defined meta:name="Info 3"/>
    <meta:user-defined meta:name="Info 4"/>
  </office:meta>
</office:document-meta>
</file>